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agłówek1" style:master-page-name="MP0" style:family="paragraph">
      <style:paragraph-properties fo:break-before="page"/>
    </style:style>
    <style:style style:name="P2" style:parent-style-name="Akapitzlistą" style:family="paragraph"/>
    <style:style style:name="P3" style:parent-style-name="Akapitzlistą" style:family="paragraph"/>
    <style:style style:name="P4" style:parent-style-name="Akapitzlistą" style:family="paragraph"/>
    <style:style style:name="P5" style:parent-style-name="Akapitzlistą" style:family="paragraph"/>
    <style:style style:name="P6" style:parent-style-name="Akapitzlistą" style:family="paragraph"/>
    <style:style style:name="P7" style:parent-style-name="Akapitzlistą" style:family="paragraph"/>
    <style:style style:name="P8" style:parent-style-name="Akapitzlistą" style:family="paragraph"/>
    <style:style style:name="P9" style:parent-style-name="Akapitzlistą" style:family="paragraph"/>
    <style:style style:name="P10" style:parent-style-name="Akapitzlistą" style:family="paragraph"/>
    <style:style style:name="P11" style:parent-style-name="Akapitzlistą" style:family="paragraph"/>
    <style:style style:name="P12" style:parent-style-name="Akapitzlistą" style:family="paragraph"/>
    <style:style style:name="P13" style:parent-style-name="Akapitzlistą" style:family="paragraph"/>
    <style:style style:name="P14" style:parent-style-name="Akapitzlistą" style:family="paragraph"/>
    <style:style style:name="P15" style:parent-style-name="Akapitzlistą" style:family="paragraph"/>
    <style:style style:name="P16" style:parent-style-name="Akapitzlistą" style:family="paragraph"/>
    <style:style style:name="P17" style:parent-style-name="Akapitzlistą" style:family="paragraph"/>
    <style:style style:name="P18" style:parent-style-name="Akapitzlistą" style:family="paragraph"/>
    <style:style style:name="P19" style:parent-style-name="Akapitzlistą" style:family="paragraph"/>
    <style:style style:name="P20" style:parent-style-name="Akapitzlistą" style:family="paragraph"/>
    <style:style style:name="P21" style:parent-style-name="Akapitzlistą" style:family="paragraph"/>
    <style:style style:name="P22" style:parent-style-name="Akapitzlistą" style:family="paragraph"/>
    <style:style style:name="P23" style:parent-style-name="Akapitzlistą" style:family="paragraph"/>
    <style:style style:name="P24" style:parent-style-name="Akapitzlistą" style:family="paragraph"/>
    <style:style style:name="P25" style:parent-style-name="Akapitzlistą" style:family="paragraph"/>
  </office:automatic-styles>
  <office:body>
    <office:text text:use-soft-page-breaks="true">
      <text:h text:style-name="P1" text:outline-level="1">Protokół Realizacji Projektu<text:s/>[nazwa]</text:h>
      <text:h text:style-name="Nagłówek2" text:outline-level="2">Informacje o grupie</text:h>
      <text:list text:style-name="LFO1" text:continue-numbering="true">
        <text:list-item>
          <text:p text:style-name="P2">Ilość chłopców</text:p>
        </text:list-item>
        <text:list-item>
          <text:p text:style-name="P3">Ilość dziewcząt</text:p>
        </text:list-item>
        <text:list-item>
          <text:p text:style-name="P4">Klasa</text:p>
        </text:list-item>
        <text:list-item>
          <text:p text:style-name="P5">Ocena ogólnego poziomu zaawansowania informatycznego informatycznego grupy – ilości osób</text:p>
          <text:list text:continue-numbering="true">
            <text:list-item>
              <text:p text:style-name="P6">Poziom dobry</text:p>
            </text:list-item>
            <text:list-item>
              <text:p text:style-name="P7">Poziom średni</text:p>
            </text:list-item>
            <text:list-item>
              <text:p text:style-name="P8">Poziom słaby</text:p>
            </text:list-item>
          </text:list>
        </text:list-item>
      </text:list>
      <text:h text:style-name="Nagłówek2" text:outline-level="2">Informacja o realizacji poszczególnych lekcji</text:h>
      <text:list text:style-name="LFO2" text:continue-numbering="true">
        <text:list-item>
          <text:p text:style-name="P9">Projekt został zrealizowany w komplecie 4 lekcji</text:p>
        </text:list-item>
        <text:list-item>
          <text:p text:style-name="P10">Jeżeli nie, to które lekcje zostały zrealizowane</text:p>
        </text:list-item>
        <text:list-item>
          <text:p text:style-name="P11">Powód podjęcia decyzji o częściowej realizacji projektu</text:p>
        </text:list-item>
      </text:list>
      <text:h text:style-name="Nagłówek2" text:outline-level="2">Informacja o realizacji lekcji pierwszej</text:h>
      <text:list text:style-name="LFO3" text:continue-numbering="true">
        <text:list-item>
          <text:p text:style-name="P12">Ocena skuteczności i kompletności realizacji</text:p>
        </text:list-item>
        <text:list-item>
          <text:p text:style-name="P13">Ocena stopnia zaangażowania uczniów na lekcji</text:p>
        </text:list-item>
        <text:list-item>
          <text:p text:style-name="P14">Uwagi do konstrukcji i działania lekcji</text:p>
        </text:list-item>
      </text:list>
      <text:h text:style-name="Nagłówek2" text:outline-level="2">Informacja o realizacji lekcji drugiej</text:h>
      <text:list text:style-name="LFO4" text:continue-numbering="true">
        <text:list-item>
          <text:p text:style-name="P15">Ocena skuteczności i kompletności realizacji</text:p>
        </text:list-item>
        <text:list-item>
          <text:p text:style-name="P16">Ocena stopnia zaangażowania uczniów na lekcji</text:p>
        </text:list-item>
        <text:list-item>
          <text:p text:style-name="P17">Uwagi do konstrukcji i działania lekcji</text:p>
        </text:list-item>
      </text:list>
      <text:h text:style-name="Nagłówek2" text:outline-level="2">Informacja o realizacji lekcji trzeciej</text:h>
      <text:list text:style-name="LFO5" text:continue-numbering="true">
        <text:list-item>
          <text:p text:style-name="P18">Ocena skuteczności i kompletności realizacji</text:p>
        </text:list-item>
        <text:list-item>
          <text:p text:style-name="P19">Ocena stopnia zaangażowania uczniów na lekcji</text:p>
        </text:list-item>
        <text:list-item>
          <text:p text:style-name="P20">Uwagi do konstrukcji i działania lekcji</text:p>
        </text:list-item>
      </text:list>
      <text:h text:style-name="Nagłówek2" text:outline-level="2">Informacja o realizacji lekcji czwartej</text:h>
      <text:list text:style-name="LFO6" text:continue-numbering="true">
        <text:list-item>
          <text:p text:style-name="P21">Ocena skuteczności i kompletności realizacji</text:p>
        </text:list-item>
        <text:list-item>
          <text:p text:style-name="P22">Ocena stopnia zaangażowania uczniów na lekcji</text:p>
        </text:list-item>
        <text:list-item>
          <text:p text:style-name="P23">Wyniki ewaluacji</text:p>
        </text:list-item>
        <text:list-item>
          <text:p text:style-name="P24">Uwagi do konstrukcji i działania lekcji</text:p>
        </text:list-item>
      </text:list>
      <text:h text:style-name="Nagłówek2" text:outline-level="2">Informacje o projekcie</text:h>
      <text:list text:style-name="LFO7" text:continue-numbering="true">
        <text:list-item>
          <text:p text:style-name="P25">Uwagi do konstrukcji i działania projektu</text:p>
        </text:list-item>
      </text:list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1666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0277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agłówek2Znak" style:display-name="Nagłówek 2 Znak" style:family="text" style:parent-style-name="Domyślnaczcionkaakapitu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2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38in" fo:page-height="11.6944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mian Kurpiewski</meta:initial-creator>
    <dc:creator>Damian Kurpiewski</dc:creator>
    <meta:creation-date>2018-11-10T18:50:00Z</meta:creation-date>
    <dc:date>2018-11-10T18:50:00Z</dc:date>
    <meta:template xlink:href="Normal.dotm" xlink:type="simple"/>
    <meta:editing-cycles>2</meta:editing-cycles>
    <meta:editing-duration>PT0S</meta:editing-duration>
    <meta:document-statistic meta:page-count="1" meta:paragraph-count="2" meta:word-count="170" meta:character-count="1188" meta:row-count="8" meta:non-whitespace-character-count="1020"/>
  </office:meta>
</office:document-meta>
</file>